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miniprojectdb</text:h>
      <text:h text:outline-level="2" text:style-name="Heading_2" text:is-list-header="true">Table structure for table miniprojectuser</text:h>
      <table:table table:name="miniprojectuser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pe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iniprojectuser</text:h>
      <table:table table:name="miniprojectuser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type</text:p>
          </table:table-cell>
        </table:table-row>
        <table:table-row>
          <table:table-cell office:value-type="string">
            <text:p>14-26269-1</text:p>
          </table:table-cell>
          <table:table-cell office:value-type="string">
            <text:p>imran</text:p>
          </table:table-cell>
          <table:table-cell office:value-type="string">
            <text:p>1234</text:p>
          </table:table-cell>
          <table:table-cell office:value-type="string">
            <text:p>khan_imran619@outlook.com</text:p>
          </table:table-cell>
          <table:table-cell office:value-type="string">
            <text:p>admin</text:p>
          </table:table-cell>
        </table:table-row>
      </table:table>
      <text:h text:outline-level="2" text:style-name="Heading_2" text:is-list-header="true">Table structure for table miniprojectusers</text:h>
      <table:table table:name="miniprojectusers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pe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te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der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iniprojectusers</text:h>
      <table:table table:name="miniprojectusers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type</text:p>
          </table:table-cell>
          <table:table-cell office:value-type="string">
            <text:p>note</text:p>
          </table:table-cell>
          <table:table-cell office:value-type="string">
            <text:p>address</text:p>
          </table:table-cell>
          <table:table-cell office:value-type="string">
            <text:p>gender</text:p>
          </table:table-cell>
        </table:table-row>
        <table:table-row>
          <table:table-cell office:value-type="string">
            <text:p>14-26269-1</text:p>
          </table:table-cell>
          <table:table-cell office:value-type="string">
            <text:p>imran khan</text:p>
          </table:table-cell>
          <table:table-cell office:value-type="string">
            <text:p>1234</text:p>
          </table:table-cell>
          <table:table-cell office:value-type="string">
            <text:p>khan_imran619@outlook.com</text:p>
          </table:table-cell>
          <table:table-cell office:value-type="string">
            <text:p>admin</text:p>
          </table:table-cell>
          <table:table-cell office:value-type="string">
            <text:p>fgssg</text:p>
          </table:table-cell>
          <table:table-cell office:value-type="string">
            <text:p>fgs45sg</text:p>
          </table:table-cell>
          <table:table-cell office:value-type="string">
            <text:p>male</text:p>
          </table:table-cell>
        </table:table-row>
        <table:table-row>
          <table:table-cell office:value-type="string">
            <text:p>14-26269-3</text:p>
          </table:table-cell>
          <table:table-cell office:value-type="string">
            <text:p>nana patekar</text:p>
          </table:table-cell>
          <table:table-cell office:value-type="string">
            <text:p>5678</text:p>
          </table:table-cell>
          <table:table-cell office:value-type="string">
            <text:p>amir_khan@outlook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-69565-1</text:p>
          </table:table-cell>
          <table:table-cell office:value-type="string">
            <text:p>rafat rashid</text:p>
          </table:table-cell>
          <table:table-cell office:value-type="string">
            <text:p>1278</text:p>
          </table:table-cell>
          <table:table-cell office:value-type="string">
            <text:p>rafatx003@outlook.com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14141-1</text:p>
          </table:table-cell>
          <table:table-cell office:value-type="string">
            <text:p>ghghgh</text:p>
          </table:table-cell>
          <table:table-cell office:value-type="string">
            <text:p>2345</text:p>
          </table:table-cell>
          <table:table-cell office:value-type="string">
            <text:p>xvbx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41411-1</text:p>
          </table:table-cell>
          <table:table-cell office:value-type="string">
            <text:p>hawekka</text:p>
          </table:table-cell>
          <table:table-cell office:value-type="string">
            <text:p>6969</text:p>
          </table:table-cell>
          <table:table-cell office:value-type="string">
            <text:p>jkhdd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85858-1</text:p>
          </table:table-cell>
          <table:table-cell office:value-type="string">
            <text:p>zdfdd</text:p>
          </table:table-cell>
          <table:table-cell office:value-type="string">
            <text:p>3663</text:p>
          </table:table-cell>
          <table:table-cell office:value-type="string">
            <text:p>asdfa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69699-1</text:p>
          </table:table-cell>
          <table:table-cell office:value-type="string">
            <text:p>hakka</text:p>
          </table:table-cell>
          <table:table-cell office:value-type="string">
            <text:p>1212</text:p>
          </table:table-cell>
          <table:table-cell office:value-type="string">
            <text:p>qwerq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36363-1</text:p>
          </table:table-cell>
          <table:table-cell office:value-type="string">
            <text:p>hakkazdfa</text:p>
          </table:table-cell>
          <table:table-cell office:value-type="string">
            <text:p>7878</text:p>
          </table:table-cell>
          <table:table-cell office:value-type="string">
            <text:p>lhfhgf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74512-1</text:p>
          </table:table-cell>
          <table:table-cell office:value-type="string">
            <text:p>hakhnf</text:p>
          </table:table-cell>
          <table:table-cell office:value-type="string">
            <text:p>1245</text:p>
          </table:table-cell>
          <table:table-cell office:value-type="string">
            <text:p>qwerqw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23232-1</text:p>
          </table:table-cell>
          <table:table-cell office:value-type="string">
            <text:p>hakkaaefa</text:p>
          </table:table-cell>
          <table:table-cell office:value-type="string">
            <text:p>1212</text:p>
          </table:table-cell>
          <table:table-cell office:value-type="string">
            <text:p>ghjkgh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12121-1</text:p>
          </table:table-cell>
          <table:table-cell office:value-type="string">
            <text:p>asdfasdf</text:p>
          </table:table-cell>
          <table:table-cell office:value-type="string">
            <text:p>4444</text:p>
          </table:table-cell>
          <table:table-cell office:value-type="string">
            <text:p>dfgsdf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77878-1</text:p>
          </table:table-cell>
          <table:table-cell office:value-type="string">
            <text:p>qwerasd</text:p>
          </table:table-cell>
          <table:table-cell office:value-type="string">
            <text:p>4545</text:p>
          </table:table-cell>
          <table:table-cell office:value-type="string">
            <text:p>cvbncvb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78789-1</text:p>
          </table:table-cell>
          <table:table-cell office:value-type="string">
            <text:p>hakka</text:p>
          </table:table-cell>
          <table:table-cell office:value-type="string">
            <text:p>6546</text:p>
          </table:table-cell>
          <table:table-cell office:value-type="string">
            <text:p>hakka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25252-1</text:p>
          </table:table-cell>
          <table:table-cell office:value-type="string">
            <text:p>sdfgsdf</text:p>
          </table:table-cell>
          <table:table-cell office:value-type="string">
            <text:p>5678</text:p>
          </table:table-cell>
          <table:table-cell office:value-type="string">
            <text:p>tyty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78211-1</text:p>
          </table:table-cell>
          <table:table-cell office:value-type="string">
            <text:p>sdfgse</text:p>
          </table:table-cell>
          <table:table-cell office:value-type="string">
            <text:p>7890</text:p>
          </table:table-cell>
          <table:table-cell office:value-type="string">
            <text:p>asdfzx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23568-1</text:p>
          </table:table-cell>
          <table:table-cell office:value-type="string">
            <text:p>lkljk</text:p>
          </table:table-cell>
          <table:table-cell office:value-type="string">
            <text:p>0978</text:p>
          </table:table-cell>
          <table:table-cell office:value-type="string">
            <text:p>bxcvbx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-78445-1</text:p>
          </table:table-cell>
          <table:table-cell office:value-type="string">
            <text:p>hghgh</text:p>
          </table:table-cell>
          <table:table-cell office:value-type="string">
            <text:p>2121</text:p>
          </table:table-cell>
          <table:table-cell office:value-type="string">
            <text:p>dhjfghj@gmail.com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profileinfo</text:h>
      <table:table table:name="profileinfo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pany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filei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rofileinfo</text:h>
      <table:table table:name="profileinfo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hone</text:p>
          </table:table-cell>
          <table:table-cell office:value-type="string">
            <text:p>email</text:p>
          </table:table-cell>
          <table:table-cell office:value-type="string">
            <text:p>address</text:p>
          </table:table-cell>
          <table:table-cell office:value-type="string">
            <text:p>companyname</text:p>
          </table:table-cell>
          <table:table-cell office:value-type="string">
            <text:p>profilei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mak mashuk</text:p>
          </table:table-cell>
          <table:table-cell office:value-type="string">
            <text:p>01511111111</text:p>
          </table:table-cell>
          <table:table-cell office:value-type="string">
            <text:p>makmashuk@gmail.com</text:p>
          </table:table-cell>
          <table:table-cell office:value-type="string">
            <text:p>mirpur</text:p>
          </table:table-cell>
          <table:table-cell office:value-type="string">
            <text:p>mak Com</text:p>
          </table:table-cell>
          <table:table-cell office:value-type="string">
            <text:p>14-26269-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sib</text:p>
          </table:table-cell>
          <table:table-cell office:value-type="string">
            <text:p>123</text:p>
          </table:table-cell>
          <table:table-cell office:value-type="string">
            <text:p>asib@gmail</text:p>
          </table:table-cell>
          <table:table-cell office:value-type="string">
            <text:p>mirpur</text:p>
          </table:table-cell>
          <table:table-cell office:value-type="string">
            <text:p>lanka</text:p>
          </table:table-cell>
          <table:table-cell office:value-type="string">
            <text:p>14-26269-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sd</text:p>
          </table:table-cell>
          <table:table-cell office:value-type="string">
            <text:p>sadasd</text:p>
          </table:table-cell>
          <table:table-cell office:value-type="string">
            <text:p>adad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>14-26269-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sib</text:p>
          </table:table-cell>
          <table:table-cell office:value-type="string">
            <text:p>015555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>14-26269-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sib</text:p>
          </table:table-cell>
          <table:table-cell office:value-type="string">
            <text:p>015555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>14-26269-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sib</text:p>
          </table:table-cell>
          <table:table-cell office:value-type="string">
            <text:p>015555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sib</text:p>
          </table:table-cell>
          <table:table-cell office:value-type="string">
            <text:p>01521107920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sib</text:p>
          </table:table-cell>
          <table:table-cell office:value-type="string">
            <text:p>01521107920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asib</text:p>
          </table:table-cell>
          <table:table-cell office:value-type="string">
            <text:p>8801521107920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asib</text:p>
          </table:table-cell>
          <table:table-cell office:value-type="string">
            <text:p>8801521107920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sib</text:p>
          </table:table-cell>
          <table:table-cell office:value-type="string">
            <text:p>01521107920</text:p>
          </table:table-cell>
          <table:table-cell office:value-type="string">
            <text:p>adad@gmail.com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string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asdd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reminder</text:h>
      <table:table table:name="reminder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vent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t</text:p>
          </table:table-cell>
          <table:table-cell office:value-type="string">
            <text:p>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cation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ith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hortnot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ment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reminder</text:h>
      <table:table table:name="reminder_structure">
        <table:table-column table:number-columns-repeated="8"/>
        <table:table-row>
          <table:table-cell office:value-type="string">
            <text:p>date</text:p>
          </table:table-cell>
          <table:table-cell office:value-type="string">
            <text:p>eventname</text:p>
          </table:table-cell>
          <table:table-cell office:value-type="string">
            <text:p>at</text:p>
          </table:table-cell>
          <table:table-cell office:value-type="string">
            <text:p>location</text:p>
          </table:table-cell>
          <table:table-cell office:value-type="string">
            <text:p>with</text:p>
          </table:table-cell>
          <table:table-cell office:value-type="string">
            <text:p>shortnote</text:p>
          </table:table-cell>
          <table:table-cell office:value-type="string">
            <text:p>id</text:p>
          </table:table-cell>
          <table:table-cell office:value-type="string">
            <text:p>comment</text:p>
          </table:table-cell>
        </table:table-row>
        <table:table-row>
          <table:table-cell office:value-type="string">
            <text:p>2017-06-02</text:p>
          </table:table-cell>
          <table:table-cell office:value-type="string">
            <text:p>hungamaa</text:p>
          </table:table-cell>
          <table:table-cell office:value-type="string">
            <text:p>09:00:00</text:p>
          </table:table-cell>
          <table:table-cell office:value-type="string">
            <text:p>dhaka</text:p>
          </table:table-cell>
          <table:table-cell office:value-type="string">
            <text:p>mashuk</text:p>
          </table:table-cell>
          <table:table-cell office:value-type="string">
            <text:p>hehe</text:p>
          </table:table-cell>
          <table:table-cell office:value-type="string">
            <text:p>14-26269-1</text:p>
          </table:table-cell>
          <table:table-cell office:value-type="string">
            <text:p/>
          </table:table-cell>
        </table:table-row>
        <table:table-row>
          <table:table-cell office:value-type="string">
            <text:p>2017-01-01</text:p>
          </table:table-cell>
          <table:table-cell office:value-type="string">
            <text:p>aa</text:p>
          </table:table-cell>
          <table:table-cell office:value-type="string">
            <text:p>00:00:06</text:p>
          </table:table-cell>
          <table:table-cell office:value-type="string">
            <text:p>dhaka</text:p>
          </table:table-cell>
          <table:table-cell office:value-type="string">
            <text:p>xx</text:p>
          </table:table-cell>
          <table:table-cell office:value-type="string">
            <text:p>akkabakka</text:p>
          </table:table-cell>
          <table:table-cell office:value-type="string">
            <text:p>14-26269-2</text:p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4</meta:generator>
    <meta:initial-creator>phpMyAdmin 4.6.4</meta:initial-creator>
    <meta:creation-date>2017-06-02T10:22:39</meta:creation-date>
  </office:meta>
</office:document-meta>
</file>